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font-size-asian="21pt" style:font-size-complex="24pt"/>
    </style:style>
    <style:style style:name="P2" style:family="paragraph" style:parent-style-name="Standard">
      <style:text-properties fo:font-size="24pt" officeooo:rsid="001c72e6" officeooo:paragraph-rsid="001c72e6" style:font-size-asian="21pt" style:font-size-complex="24pt"/>
    </style:style>
    <style:style style:name="P3" style:family="paragraph" style:parent-style-name="Standard">
      <style:text-properties fo:font-size="11pt" officeooo:rsid="001c72e6" officeooo:paragraph-rsid="001c72e6" style:font-size-asian="9.60000038146973pt" style:font-size-complex="11pt"/>
    </style:style>
    <style:style style:name="P4" style:family="paragraph" style:parent-style-name="Standard">
      <style:text-properties fo:font-size="12pt" officeooo:rsid="001e416a" officeooo:paragraph-rsid="001e416a" style:font-size-asian="10.5pt" style:font-size-complex="12pt"/>
    </style:style>
    <style:style style:name="P5" style:family="paragraph" style:parent-style-name="Standard">
      <style:text-properties fo:font-size="12pt" fo:font-weight="bold" officeooo:rsid="001e416a" officeooo:paragraph-rsid="001e416a" style:font-size-asian="10.5pt" style:font-weight-asian="bold" style:font-size-complex="12pt" style:font-weight-complex="bold"/>
    </style:style>
    <style:style style:name="T1" style:family="text">
      <style:text-properties officeooo:rsid="001c72e6"/>
    </style:style>
    <style:style style:name="T2" style:family="text">
      <style:text-properties officeooo:rsid="001ed85a"/>
    </style:style>
    <style:style style:name="T3" style:family="text">
      <style:text-properties officeooo:rsid="001ffcbf"/>
    </style:style>
    <style:style style:name="T4" style:family="text">
      <style:text-properties officeooo:rsid="00216f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P1"><text:tab/><text:tab/><text:tab/><text:tab/><text:tab/> <text:s text:c="3"/><text:span text:style-name="T1">CSE-222</text:span></text:p>
      <text:p text:style-name="P1"><text:tab/><text:tab/><text:tab/> <text:s/><text:span text:style-name="T1">HOMEWORK-8 REPORT</text:span></text:p>
      <text:p text:style-name="P1"/>
      <text:p text:style-name="P1"/>
      <text:p text:style-name="P2">Name: Atakan Kurt</text:p>
      <text:p text:style-name="P2">Student #: 200104004044</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5"><text:soft-page-break/>Dijkstra Algorithm:</text:p>
      <text:p text:style-name="P4"><text:tab/>This function is used to find the shortest path between two points in 2D grid. Uses dijkstras algorithm.</text:p>
      <text:p text:style-name="P4"><text:tab/>I started by setting up some data structures to keep track of distances and previous coordinate to keep track of path. I also created priority queue that helps us prioritize the coordinates based on their distances. I hooked starting and ending coordinates from the graph. Then I went through each coordinate in the graph and assigned initial distances (0 to the starting point, infinity to the other points.) and while initilizing I added them to the priority queue.</text:p>
      <text:p text:style-name="P4"><text:tab/>In main loop I pooled the first element which has smallest distance in the priority queue and checked if its the ending point. I continued while loop until the priority queue is empty. If it exits this loop it means the algorithm couldn’t find any feasible path. <text:span text:style-name="T2">I explored neighbours of the current smallest distance node. For each neignour, we calculate the distance from the current coordinate. (1 if the other node is paralel 1.4 if its cross axis.) I updated the distance map and parentmapp accordingly. After this I remove and re-add coordinate to priority queue due to update the priority queue.</text:span></text:p>
      <text:p text:style-name="P4"><text:tab/><text:span text:style-name="T2">After all operations, I reconstruct the path from the end coordinate back to start coordinate using the parent map that I used to track parent of the visited nodes. I added each to the path list. </text:span></text:p>
      <text:p text:style-name="P4"/>
      <text:p text:style-name="P4"><text:tab/><text:span text:style-name="T2">Time complexity:</text:span></text:p>
      <text:p text:style-name="P4"><text:tab/><text:tab/><text:span text:style-name="T2">Other than the O(1) time initilizing operations, </text:span></text:p>
      <text:p text:style-name="P4"><text:tab/><text:tab/></text:p>
      <text:p text:style-name="P4"><text:tab/><text:tab/><text:span text:style-name="T2">Iterating through each coordinate in the graph and assigning initial distances: O(V) time V is the vertex number.</text:span></text:p>
      <text:p text:style-name="P4"><text:tab/><text:tab/><text:span text:style-name="T2">The main loop: </text:span></text:p>
      <text:p text:style-name="P4"><text:tab/><text:tab/><text:tab/><text:span text:style-name="T4">Getting smallest distance node is O(logE).</text:span></text:p>
      <text:p text:style-name="P4"><text:tab/><text:tab/><text:tab/></text:p>
      <text:p text:style-name="P4"><text:tab/><text:tab/><text:tab/><text:span text:style-name="T3">In for loop we check neighbours the trick here is every node may be a <text:tab/><text:tab/><text:tab/>neighbour so this is O(E) E is the number of edges.</text:span></text:p>
      <text:p text:style-name="P4"><text:tab/><text:tab/><text:tab/></text:p>
      <text:p text:style-name="P4"><text:tab/><text:tab/><text:tab/><text:span text:style-name="T3">Adding node to the priority queue is O(logE)</text:span></text:p>
      <text:p text:style-name="P4"><text:tab/><text:tab/></text:p>
      <text:p text:style-name="P4"><text:tab/><text:tab/><text:span text:style-name="T4">So the over all main loop time complexity is O(E logE). Because every edge will get added exactly once in worst case. So its just the time complexity of adding edges and removing edges.</text:span></text:p>
      <text:p text:style-name="P4"/>
      <text:p text:style-name="P4"><text:tab/></text:p>
      <text:p text:style-name="P4"><text:tab/><text:span text:style-name="T4">Reconstucting path is just tracing map and their parents and constructing list. So in worst case every node is in the path. It is O(V)</text:span></text:p>
      <text:p text:style-name="P4"/>
      <text:p text:style-name="P4"/>
      <text:p text:style-name="P4"><text:tab/><text:span text:style-name="T4">So overall time comlexity would be O(V + E log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1T01:06:41.132996124</meta:creation-date>
    <meta:editing-duration>PT11M49S</meta:editing-duration>
    <meta:editing-cycles>3</meta:editing-cycles>
    <meta:generator>LibreOffice/7.3.7.2$Linux_X86_64 LibreOffice_project/30$Build-2</meta:generator>
    <dc:date>2023-05-31T01:59:17.283311426</dc:date>
    <meta:document-statistic meta:table-count="0" meta:image-count="0" meta:object-count="0" meta:page-count="2" meta:paragraph-count="24" meta:word-count="385" meta:character-count="2272" meta:non-whitespace-character-count="1851"/>
  </office:meta>
</office:document-meta>
</file>